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t DLL <text:s/></text:p>
      <text:p text:style-name="Standard">Cachier des specifications technique :</text:p>
      <text:p text:style-name="Standard"/>
      <text:p text:style-name="Standard">1- Fonctionnelle</text:p>
      <text:p text:style-name="Standard"/>
      <text:p text:style-name="Standard">Consultation de la position de l’établissement .</text:p>
      <text:p text:style-name="Standard">Rechercher un etablissement par son nom et/ou sa categorie( etoile michelin).</text:p>
      <text:p text:style-name="Standard">Ajouter une note à l’établissement.</text:p>
      <text:p text:style-name="Standard">Ajout de commentaire. </text:p>
      <text:p text:style-name="Standard"/>
      <text:p text:style-name="Standard">2- Design</text:p>
      <text:p text:style-name="Standard">voir les modeles </text:p>
      <text:p text:style-name="Standard"/>
      <text:p text:style-name="Standard">3- Data storage</text:p>
      <text:p text:style-name="Standard"/>
      <text:p text:style-name="Standard">Utilisation de indexDb:</text:p>
      <text:p text:style-name="Standard">modele concecptuel de données :</text:p>
      <text:p text:style-name="Standard"/>
      <text:p text:style-name="Standard">entités : hotel, favoris,aide,commentaire,avis note.</text:p>
      <text:p text:style-name="Standard"/>
      <text:p text:style-name="Standard">Les tables :</text:p>
      <text:p text:style-name="Standard">hotel : id, nom,departement, ville , numero rue, rue, copde postal ,note,etoile, locationAl ,locationLong,telephone,isfavoris.</text:p>
      <text:p text:style-name="Standard">Favoris : ID_favoris,ID_hotel.</text:p>
      <text:p text:style-name="Standard">Commentaire : ID_Com,ID_hotel, commentaire.</text:p>
      <text:p text:style-name="Standard"/>
      <text:p text:style-name="Standard"/>
      <text:p text:style-name="Standard">4- Data handling</text:p>
      <text:p text:style-name="Standard">-javascript</text:p>
      <text:p text:style-name="Standard">-indexDb</text:p>
      <text:p text:style-name="Standard">-css</text:p>
      <text:p text:style-name="Standard">-ajax</text:p>
      <text:p text:style-name="Standard">-webdb.</text:p>
      <text:p text:style-name="Standard"/>
      <text:p text:style-name="Standard"/>
      <text:p text:style-name="Standard">Decoupage des tâches 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29T13:37:33.25</meta:creation-date>
    <dc:date>2013-01-29T16:46:45.65</dc:date>
    <meta:editing-duration>PT37M59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1" meta:paragraph-count="24" meta:word-count="92" meta:character-count="680"/>
  </office:meta>
</office:document-meta>
</file>